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adornments="Regular" style:font-family-generic="swiss"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9375in" fo:margin-left="1.1083in" table:align="left"/>
    </style:style>
    <style:style style:name="Table1.A" style:family="table-column">
      <style:table-column-properties style:column-width="2.3542in"/>
    </style:style>
    <style:style style:name="Table1.B" style:family="table-column">
      <style:table-column-properties style:column-width="1.58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354in"/>
    </style:style>
    <style:style style:name="Table2.B" style:family="table-column">
      <style:table-column-properties style:column-width="5.7917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officeooo:paragraph-rsid="001219c2" style:font-weight-asian="bold" style:font-weight-complex="bold"/>
    </style:style>
    <style:style style:name="P3" style:family="paragraph" style:parent-style-name="Standard">
      <style:paragraph-properties fo:text-align="start" style:justify-single-word="false"/>
      <style:text-properties fo:font-weight="bold" officeooo:paragraph-rsid="001ece5c" style:font-weight-asian="bold" style:font-weight-complex="bold"/>
    </style:style>
    <style:style style:name="P4" style:family="paragraph" style:parent-style-name="Text_20_body">
      <style:text-properties officeooo:paragraph-rsid="001219c2"/>
    </style:style>
    <style:style style:name="P5" style:family="paragraph" style:parent-style-name="Text_20_body">
      <style:text-properties officeooo:paragraph-rsid="00137f1d"/>
    </style:style>
    <style:style style:name="P6" style:family="paragraph" style:parent-style-name="Text_20_body">
      <style:text-properties officeooo:paragraph-rsid="0015cdde"/>
    </style:style>
    <style:style style:name="P7" style:family="paragraph" style:parent-style-name="Text_20_body">
      <style:text-properties officeooo:paragraph-rsid="001bff7a"/>
    </style:style>
    <style:style style:name="P8" style:family="paragraph" style:parent-style-name="Text_20_body">
      <style:text-properties officeooo:paragraph-rsid="00240430"/>
    </style:style>
    <style:style style:name="P9" style:family="paragraph" style:parent-style-name="Text_20_body">
      <style:paragraph-properties fo:text-align="start" style:justify-single-word="false"/>
      <style:text-properties fo:font-weight="bold" officeooo:paragraph-rsid="00240430" style:font-weight-asian="bold" style:font-weight-complex="bold"/>
    </style:style>
    <style:style style:name="P10" style:family="paragraph" style:parent-style-name="Text_20_body">
      <style:text-properties fo:font-weight="bold" officeooo:paragraph-rsid="00240430" style:font-weight-asian="bold" style:font-weight-complex="bold"/>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Table_20_Contents">
      <style:paragraph-properties fo:text-align="center" style:justify-single-word="false"/>
      <style:text-properties style:font-name="Tlwg Typist" officeooo:paragraph-rsid="00137f1d"/>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Standard">
      <style:paragraph-properties fo:text-align="center" style:justify-single-word="false"/>
      <style:text-properties fo:font-weight="bold" officeooo:rsid="001219c2" officeooo:paragraph-rsid="001219c2" style:font-weight-asian="bold" style:font-weight-complex="bold"/>
    </style:style>
    <style:style style:name="P16" style:family="paragraph" style:parent-style-name="Standard">
      <style:paragraph-properties fo:text-align="center" style:justify-single-word="false"/>
      <style:text-properties fo:font-weight="normal" officeooo:rsid="001219c2" officeooo:paragraph-rsid="001219c2" style:font-weight-asian="normal" style:font-weight-complex="normal"/>
    </style:style>
    <style:style style:name="P17" style:family="paragraph" style:parent-style-name="Standard">
      <style:paragraph-properties fo:text-align="start" style:justify-single-word="false"/>
      <style:text-properties fo:font-weight="normal" officeooo:rsid="001219c2" officeooo:paragraph-rsid="001219c2" style:font-weight-asian="normal" style:font-weight-complex="normal"/>
    </style:style>
    <style:style style:name="P18" style:family="paragraph" style:parent-style-name="Standard">
      <style:paragraph-properties fo:text-align="start" style:justify-single-word="false"/>
      <style:text-properties fo:font-weight="normal" officeooo:rsid="001219c2" officeooo:paragraph-rsid="002ab211" style:font-weight-asian="normal" style:font-weight-complex="normal"/>
    </style:style>
    <style:style style:name="P19" style:family="paragraph" style:parent-style-name="Standard">
      <style:paragraph-properties fo:text-align="start" style:justify-single-word="false"/>
      <style:text-properties fo:font-weight="normal" officeooo:rsid="0015cdde" officeooo:paragraph-rsid="0015cdde" style:font-weight-asian="normal" style:font-weight-complex="normal"/>
    </style:style>
    <style:style style:name="P20" style:family="paragraph" style:parent-style-name="Standard">
      <style:paragraph-properties fo:text-align="start" style:justify-single-word="false"/>
      <style:text-properties fo:font-style="normal" fo:font-weight="normal" officeooo:rsid="001ece5c" officeooo:paragraph-rsid="001ece5c"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222b36" officeooo:paragraph-rsid="00222b36"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240430" officeooo:paragraph-rsid="00240430" style:font-style-asian="normal" style:font-weight-asian="normal" style:font-style-complex="normal" style:font-weight-complex="normal"/>
    </style:style>
    <style:style style:name="P23" style:family="paragraph" style:parent-style-name="Text_20_body">
      <style:text-properties fo:font-weight="normal" officeooo:rsid="00137f1d" officeooo:paragraph-rsid="001219c2" style:font-weight-asian="normal" style:font-weight-complex="normal"/>
    </style:style>
    <style:style style:name="P24" style:family="paragraph" style:parent-style-name="Text_20_body">
      <style:text-properties fo:font-weight="normal" officeooo:rsid="00137f1d" officeooo:paragraph-rsid="00137f1d" style:font-weight-asian="normal" style:font-weight-complex="normal"/>
    </style:style>
    <style:style style:name="P25" style:family="paragraph" style:parent-style-name="Text_20_body">
      <style:text-properties fo:font-weight="normal" officeooo:rsid="001401a0" officeooo:paragraph-rsid="001401a0" style:font-weight-asian="normal" style:font-weight-complex="normal"/>
    </style:style>
    <style:style style:name="P26" style:family="paragraph" style:parent-style-name="Text_20_body">
      <style:text-properties fo:font-weight="normal" officeooo:rsid="001401a0" officeooo:paragraph-rsid="00160be7" style:font-weight-asian="normal" style:font-weight-complex="normal"/>
    </style:style>
    <style:style style:name="P27" style:family="paragraph" style:parent-style-name="Text_20_body">
      <style:text-properties fo:font-weight="normal" officeooo:rsid="00148280" officeooo:paragraph-rsid="00160be7" style:font-weight-asian="normal" style:font-weight-complex="normal"/>
    </style:style>
    <style:style style:name="P28" style:family="paragraph" style:parent-style-name="Text_20_body">
      <style:text-properties fo:font-weight="normal" officeooo:rsid="00148280" officeooo:paragraph-rsid="00148280" style:font-weight-asian="normal" style:font-weight-complex="normal"/>
    </style:style>
    <style:style style:name="P29" style:family="paragraph" style:parent-style-name="Text_20_body">
      <style:text-properties fo:font-weight="normal" officeooo:rsid="0015cdde" officeooo:paragraph-rsid="0017ccbe" style:font-weight-asian="normal" style:font-weight-complex="normal"/>
    </style:style>
    <style:style style:name="P30" style:family="paragraph" style:parent-style-name="Text_20_body">
      <style:text-properties fo:font-weight="normal" officeooo:rsid="0015cdde" officeooo:paragraph-rsid="0015cdde" style:font-weight-asian="normal" style:font-weight-complex="normal"/>
    </style:style>
    <style:style style:name="P31" style:family="paragraph" style:parent-style-name="Text_20_body">
      <style:text-properties fo:font-weight="normal" officeooo:rsid="0017d8e4" style:font-weight-asian="normal" style:font-weight-complex="normal"/>
    </style:style>
    <style:style style:name="P32" style:family="paragraph" style:parent-style-name="Text_20_body">
      <style:text-properties fo:font-weight="normal" officeooo:rsid="0017d8e4" officeooo:paragraph-rsid="0017d8e4" style:font-weight-asian="normal" style:font-weight-complex="normal"/>
    </style:style>
    <style:style style:name="P33" style:family="paragraph" style:parent-style-name="Text_20_body">
      <style:text-properties fo:font-weight="normal" officeooo:rsid="00160be7" officeooo:paragraph-rsid="00160be7" style:font-weight-asian="normal" style:font-weight-complex="normal"/>
    </style:style>
    <style:style style:name="P34" style:family="paragraph" style:parent-style-name="Text_20_body">
      <style:text-properties fo:font-weight="normal" officeooo:rsid="001219c2" style:font-weight-asian="normal" style:font-weight-complex="normal"/>
    </style:style>
    <style:style style:name="P35" style:family="paragraph" style:parent-style-name="Text_20_body">
      <style:text-properties fo:font-weight="normal" officeooo:rsid="00192bee" officeooo:paragraph-rsid="00192bee" style:font-weight-asian="normal" style:font-weight-complex="normal"/>
    </style:style>
    <style:style style:name="P36" style:family="paragraph" style:parent-style-name="Text_20_body">
      <style:text-properties fo:font-weight="normal" officeooo:rsid="001a4cec" officeooo:paragraph-rsid="001a4cec" style:font-weight-asian="normal" style:font-weight-complex="normal"/>
    </style:style>
    <style:style style:name="P37" style:family="paragraph" style:parent-style-name="Text_20_body">
      <style:text-properties fo:font-weight="normal" officeooo:rsid="001bff7a" officeooo:paragraph-rsid="001bff7a" style:font-weight-asian="normal" style:font-weight-complex="normal"/>
    </style:style>
    <style:style style:name="P38" style:family="paragraph" style:parent-style-name="Text_20_body">
      <style:text-properties fo:font-weight="normal" officeooo:rsid="001c5a27" officeooo:paragraph-rsid="001c5a27" style:font-weight-asian="normal" style:font-weight-complex="normal"/>
    </style:style>
    <style:style style:name="P39" style:family="paragraph" style:parent-style-name="Text_20_body">
      <style:text-properties fo:font-weight="normal" officeooo:rsid="001cff8f" officeooo:paragraph-rsid="001cff8f" style:font-weight-asian="normal" style:font-weight-complex="normal"/>
    </style:style>
    <style:style style:name="P40" style:family="paragraph" style:parent-style-name="Text_20_body">
      <style:text-properties fo:font-style="normal" fo:font-weight="normal" officeooo:rsid="00240430" officeooo:paragraph-rsid="00240430" style:font-style-asian="normal" style:font-weight-asian="normal" style:font-style-complex="normal" style:font-weight-complex="normal"/>
    </style:style>
    <style:style style:name="P41" style:family="paragraph" style:parent-style-name="Text_20_body">
      <style:paragraph-properties fo:text-align="start" style:justify-single-word="false"/>
      <style:text-properties fo:font-style="normal" fo:font-weight="normal" officeooo:rsid="00240430" officeooo:paragraph-rsid="00240430" style:font-style-asian="normal" style:font-weight-asian="normal" style:font-style-complex="normal" style:font-weight-complex="normal"/>
    </style:style>
    <style:style style:name="P42" style:family="paragraph" style:parent-style-name="Text_20_body">
      <style:text-properties fo:font-style="normal" fo:font-weight="normal" officeooo:rsid="00240430" officeooo:paragraph-rsid="0028137b" style:font-style-asian="normal" style:font-weight-asian="normal" style:font-style-complex="normal" style:font-weight-complex="normal"/>
    </style:style>
    <style:style style:name="P43" style:family="paragraph" style:parent-style-name="Text_20_body">
      <style:text-properties fo:font-style="normal" fo:font-weight="normal" officeooo:rsid="00253678" style:font-style-asian="normal" style:font-weight-asian="normal" style:font-style-complex="normal" style:font-weight-complex="normal"/>
    </style:style>
    <style:style style:name="P44" style:family="paragraph" style:parent-style-name="Text_20_body">
      <style:text-properties fo:font-style="normal" fo:font-weight="normal" officeooo:rsid="00253678" officeooo:paragraph-rsid="00253678" style:font-style-asian="normal" style:font-weight-asian="normal" style:font-style-complex="normal" style:font-weight-complex="normal"/>
    </style:style>
    <style:style style:name="P45" style:family="paragraph" style:parent-style-name="Text_20_body">
      <style:text-properties fo:font-style="normal" fo:font-weight="normal" officeooo:rsid="001219c2" style:font-style-asian="normal" style:font-weight-asian="normal" style:font-style-complex="normal" style:font-weight-complex="normal"/>
    </style:style>
    <style:style style:name="P46" style:family="paragraph" style:parent-style-name="Text_20_body">
      <style:text-properties fo:font-style="normal" fo:font-weight="normal" officeooo:rsid="0025e462" officeooo:paragraph-rsid="0025e462" style:font-style-asian="normal" style:font-weight-asian="normal" style:font-style-complex="normal" style:font-weight-complex="normal"/>
    </style:style>
    <style:style style:name="P47" style:family="paragraph" style:parent-style-name="Heading_20_1">
      <style:text-properties fo:font-weight="normal" officeooo:rsid="001219c2" style:font-weight-asian="normal" style:font-weight-complex="normal"/>
    </style:style>
    <style:style style:name="P48" style:family="paragraph" style:parent-style-name="Heading_20_2">
      <style:text-properties fo:font-weight="normal" officeooo:rsid="001219c2" style:font-weight-asian="normal" style:font-weight-complex="normal"/>
    </style:style>
    <style:style style:name="P49" style:family="paragraph" style:parent-style-name="Heading_20_2">
      <style:text-properties fo:font-weight="normal" officeooo:rsid="0015cdde" style:font-weight-asian="normal" style:font-weight-complex="normal"/>
    </style:style>
    <style:style style:name="P50" style:family="paragraph" style:parent-style-name="Heading_20_2">
      <style:text-properties fo:font-weight="normal" officeooo:rsid="00137f1d" style:font-weight-asian="normal" style:font-weight-complex="normal"/>
    </style:style>
    <style:style style:name="P51" style:family="paragraph" style:parent-style-name="Heading_20_2">
      <style:text-properties fo:font-weight="normal" officeooo:rsid="001401a0" style:font-weight-asian="normal" style:font-weight-complex="normal"/>
    </style:style>
    <style:style style:name="P52" style:family="paragraph" style:parent-style-name="Heading_20_2">
      <style:text-properties fo:font-weight="normal" officeooo:rsid="001cff8f" style:font-weight-asian="normal" style:font-weight-complex="normal"/>
    </style:style>
    <style:style style:name="P53" style:family="paragraph" style:parent-style-name="Heading_20_2">
      <style:text-properties fo:font-style="italic" fo:font-weight="normal" officeooo:rsid="0022b5a9" style:font-style-asian="italic" style:font-weight-asian="normal" style:font-style-complex="italic" style:font-weight-complex="normal"/>
    </style:style>
    <style:style style:name="P54" style:family="paragraph" style:parent-style-name="Code">
      <style:text-properties fo:font-weight="normal" officeooo:rsid="00148280" officeooo:paragraph-rsid="00160be7" style:font-weight-asian="normal" style:font-weight-complex="normal"/>
    </style:style>
    <style:style style:name="P55" style:family="paragraph" style:parent-style-name="Code">
      <style:text-properties fo:font-weight="normal" officeooo:rsid="0015cdde" style:font-weight-asian="normal" style:font-weight-complex="normal"/>
    </style:style>
    <style:style style:name="P56" style:family="paragraph" style:parent-style-name="Code">
      <style:text-properties fo:font-weight="normal" officeooo:rsid="00160be7" style:font-weight-asian="normal" style:font-weight-complex="normal"/>
    </style:style>
    <style:style style:name="P57" style:family="paragraph" style:parent-style-name="Code">
      <style:text-properties fo:font-weight="normal" officeooo:rsid="0017d8e4" style:font-weight-asian="normal" style:font-weight-complex="normal"/>
    </style:style>
    <style:style style:name="P58" style:family="paragraph" style:parent-style-name="Code">
      <style:text-properties fo:font-weight="normal" officeooo:rsid="00192bee" style:font-weight-asian="normal" style:font-weight-complex="normal"/>
    </style:style>
    <style:style style:name="P59" style:family="paragraph" style:parent-style-name="Code">
      <style:text-properties fo:font-weight="normal" officeooo:rsid="001a4cec" style:font-weight-asian="normal" style:font-weight-complex="normal"/>
    </style:style>
    <style:style style:name="P60" style:family="paragraph" style:parent-style-name="Code">
      <style:text-properties fo:font-weight="normal" officeooo:rsid="001bff7a" style:font-weight-asian="normal" style:font-weight-complex="normal"/>
    </style:style>
    <style:style style:name="P61" style:family="paragraph" style:parent-style-name="Code">
      <style:text-properties fo:font-weight="normal" officeooo:rsid="001c5a27" style:font-weight-asian="normal" style:font-weight-complex="normal"/>
    </style:style>
    <style:style style:name="P62" style:family="paragraph" style:parent-style-name="Code">
      <style:text-properties fo:font-weight="normal" officeooo:rsid="001cff8f" style:font-weight-asian="normal" style:font-weight-complex="normal"/>
    </style:style>
    <style:style style:name="P63" style:family="paragraph" style:parent-style-name="Code">
      <style:text-properties fo:font-style="normal" fo:font-weight="normal" officeooo:rsid="001ece5c" style:font-style-asian="normal" style:font-weight-asian="normal" style:font-style-complex="normal" style:font-weight-complex="normal"/>
    </style:style>
    <style:style style:name="P64" style:family="paragraph" style:parent-style-name="Code">
      <style:text-properties fo:font-style="normal" fo:font-weight="normal" officeooo:rsid="00222b36" style:font-style-asian="normal" style:font-weight-asian="normal" style:font-style-complex="normal" style:font-weight-complex="normal"/>
    </style:style>
    <style:style style:name="P65" style:family="paragraph" style:parent-style-name="Code">
      <style:text-properties fo:font-style="normal" fo:font-weight="normal" officeooo:rsid="00240430" style:font-style-asian="normal" style:font-weight-asian="normal" style:font-style-complex="normal" style:font-weight-complex="normal"/>
    </style:style>
    <style:style style:name="P66" style:family="paragraph" style:parent-style-name="Code">
      <style:text-properties fo:font-style="normal" fo:font-weight="normal" officeooo:rsid="00240430" officeooo:paragraph-rsid="00240430" style:font-style-asian="normal" style:font-weight-asian="normal" style:font-style-complex="normal" style:font-weight-complex="normal"/>
    </style:style>
    <style:style style:name="P67" style:family="paragraph" style:parent-style-name="Code">
      <style:text-properties fo:font-style="normal" fo:font-weight="normal" officeooo:rsid="00253678" style:font-style-asian="normal" style:font-weight-asian="normal" style:font-style-complex="normal" style:font-weight-complex="normal"/>
    </style:style>
    <style:style style:name="P68" style:family="paragraph" style:parent-style-name="Code">
      <style:text-properties fo:font-style="normal" fo:font-weight="normal" officeooo:rsid="00253678" officeooo:paragraph-rsid="00253678" style:font-style-asian="normal" style:font-weight-asian="normal" style:font-style-complex="normal" style:font-weight-complex="normal"/>
    </style:style>
    <style:style style:name="P69" style:family="paragraph" style:parent-style-name="Code">
      <style:text-properties fo:font-style="normal" fo:font-weight="normal" officeooo:rsid="0025e462" style:font-style-asian="normal" style:font-weight-asian="normal" style:font-style-complex="normal" style:font-weight-complex="normal"/>
    </style:style>
    <style:style style:name="P70" style:family="paragraph" style:parent-style-name="Table_20_Contents">
      <style:paragraph-properties fo:text-align="center" style:justify-single-word="false"/>
      <style:text-properties fo:font-weight="bold" officeooo:rsid="00137f1d" officeooo:paragraph-rsid="00137f1d" style:font-weight-asian="bold" style:font-weight-complex="bold"/>
    </style:style>
    <style:style style:name="P71" style:family="paragraph" style:parent-style-name="Table_20_Contents">
      <style:paragraph-properties fo:text-align="center" style:justify-single-word="false"/>
      <style:text-properties style:font-name="Tlwg Typist" officeooo:rsid="00137f1d" officeooo:paragraph-rsid="00137f1d"/>
    </style:style>
    <style:style style:name="P72" style:family="paragraph" style:parent-style-name="Table_20_Contents">
      <style:paragraph-properties fo:text-align="start" style:justify-single-word="false"/>
    </style:style>
    <style:style style:name="P73" style:family="paragraph" style:parent-style-name="Table_20_Contents">
      <style:paragraph-properties fo:text-align="start" style:justify-single-word="false"/>
      <style:text-properties officeooo:paragraph-rsid="002ab211"/>
    </style:style>
    <style:style style:name="P74" style:family="paragraph" style:parent-style-name="Contents_20_3">
      <style:text-properties fo:font-weight="normal" officeooo:rsid="00160be7" style:font-weight-asian="normal" style:font-weight-complex="normal"/>
    </style:style>
    <style:style style:name="P75" style:family="paragraph" style:parent-style-name="Heading_20_3">
      <style:text-properties fo:font-weight="normal" style:font-weight-asian="normal" style:font-weight-complex="normal"/>
    </style:style>
    <style:style style:name="P76" style:family="paragraph" style:parent-style-name="Heading_20_3">
      <style:text-properties fo:font-weight="normal" officeooo:rsid="00148280" style:font-weight-asian="normal" style:font-weight-complex="normal"/>
    </style:style>
    <style:style style:name="P77" style:family="paragraph" style:parent-style-name="Heading_20_3">
      <style:text-properties fo:font-weight="normal" officeooo:rsid="00160be7" style:font-weight-asian="normal" style:font-weight-complex="normal"/>
    </style:style>
    <style:style style:name="P78" style:family="paragraph" style:parent-style-name="Heading_20_3">
      <style:text-properties fo:font-weight="normal" officeooo:rsid="00192bee" style:font-weight-asian="normal" style:font-weight-complex="normal"/>
    </style:style>
    <style:style style:name="P79" style:family="paragraph" style:parent-style-name="Heading_20_3">
      <style:text-properties fo:font-weight="normal" officeooo:rsid="001bff7a" style:font-weight-asian="normal" style:font-weight-complex="normal"/>
    </style:style>
    <style:style style:name="P80" style:family="paragraph" style:parent-style-name="Heading_20_3">
      <style:text-properties fo:font-weight="normal" officeooo:rsid="001c5a27" style:font-weight-asian="normal" style:font-weight-complex="normal"/>
    </style:style>
    <style:style style:name="P81" style:family="paragraph" style:parent-style-name="Heading_20_3">
      <style:text-properties fo:font-size="14pt" fo:font-weight="normal" officeooo:rsid="0017d8e4" style:font-size-asian="14pt" style:font-weight-asian="normal" style:font-size-complex="14pt" style:font-weight-complex="normal"/>
    </style:style>
    <style:style style:name="P82" style:family="paragraph" style:parent-style-name="Heading_20_3">
      <style:text-properties fo:font-size="14pt" fo:font-weight="normal" officeooo:rsid="00192bee" style:font-size-asian="14pt" style:font-weight-asian="normal" style:font-size-complex="14pt" style:font-weight-complex="normal"/>
    </style:style>
    <style:style style:name="P83" style:family="paragraph" style:parent-style-name="Heading_20_3">
      <style:text-properties fo:font-style="normal" fo:font-weight="normal" officeooo:rsid="001ece5c" style:font-style-asian="normal" style:font-weight-asian="normal" style:font-style-complex="normal" style:font-weight-complex="normal"/>
    </style:style>
    <style:style style:name="P84" style:family="paragraph" style:parent-style-name="Heading_20_3">
      <style:text-properties fo:font-style="normal" fo:font-weight="normal" officeooo:rsid="00240430" style:font-style-asian="normal" style:font-weight-asian="normal" style:font-style-complex="normal" style:font-weight-complex="normal"/>
    </style:style>
    <style:style style:name="P85" style:family="paragraph" style:parent-style-name="Heading_20_3">
      <style:text-properties fo:font-style="normal" fo:font-weight="normal" officeooo:rsid="00253678" style:font-style-asian="normal" style:font-weight-asian="normal" style:font-style-complex="normal" style:font-weight-complex="normal"/>
    </style:style>
    <style:style style:name="P86" style:family="paragraph" style:parent-style-name="Heading_20_3">
      <style:text-properties fo:font-style="normal" fo:font-weight="normal" officeooo:rsid="0025e462" style:font-style-asian="normal" style:font-weight-asian="normal" style:font-style-complex="normal" style:font-weight-complex="normal"/>
    </style:style>
    <style:style style:name="T1" style:family="text">
      <style:text-properties fo:font-weight="normal" officeooo:rsid="001219c2" style:font-weight-asian="normal" style:font-weight-complex="normal"/>
    </style:style>
    <style:style style:name="T2" style:family="text">
      <style:text-properties fo:font-weight="normal" officeooo:rsid="00137f1d" style:font-weight-asian="normal" style:font-weight-complex="normal"/>
    </style:style>
    <style:style style:name="T3" style:family="text">
      <style:text-properties fo:font-weight="normal" officeooo:rsid="001401a0" style:font-weight-asian="normal" style:font-weight-complex="normal"/>
    </style:style>
    <style:style style:name="T4" style:family="text">
      <style:text-properties fo:font-weight="normal" officeooo:rsid="00148280" style:font-weight-asian="normal" style:font-weight-complex="normal"/>
    </style:style>
    <style:style style:name="T5" style:family="text">
      <style:text-properties fo:font-weight="normal" officeooo:rsid="0015cdde" style:font-weight-asian="normal" style:font-weight-complex="normal"/>
    </style:style>
    <style:style style:name="T6" style:family="text">
      <style:text-properties fo:font-weight="normal" officeooo:rsid="00160be7" style:font-weight-asian="normal" style:font-weight-complex="normal"/>
    </style:style>
    <style:style style:name="T7" style:family="text">
      <style:text-properties fo:font-weight="normal" officeooo:rsid="0017d8e4" style:font-weight-asian="normal" style:font-weight-complex="normal"/>
    </style:style>
    <style:style style:name="T8" style:family="text">
      <style:text-properties fo:font-weight="normal" officeooo:rsid="00192bee" style:font-weight-asian="normal" style:font-weight-complex="normal"/>
    </style:style>
    <style:style style:name="T9" style:family="text">
      <style:text-properties fo:font-weight="normal" officeooo:rsid="001bff7a" style:font-weight-asian="normal" style:font-weight-complex="normal"/>
    </style:style>
    <style:style style:name="T10" style:family="text">
      <style:text-properties fo:font-weight="normal" officeooo:rsid="001ece5c" style:font-weight-asian="normal" style:font-weight-complex="normal"/>
    </style:style>
    <style:style style:name="T11" style:family="text">
      <style:text-properties officeooo:rsid="00137f1d"/>
    </style:style>
    <style:style style:name="T12" style:family="text">
      <style:text-properties fo:font-style="italic" fo:font-weight="normal" officeooo:rsid="001ece5c" style:font-style-asian="italic" style:font-weight-asian="normal" style:font-style-complex="italic" style:font-weight-complex="normal"/>
    </style:style>
    <style:style style:name="T13" style:family="text">
      <style:text-properties fo:font-style="italic" fo:font-weight="normal" officeooo:rsid="00240430" style:font-style-asian="italic" style:font-weight-asian="normal" style:font-style-complex="italic" style:font-weight-complex="normal"/>
    </style:style>
    <style:style style:name="T14" style:family="text">
      <style:text-properties fo:font-style="normal" officeooo:rsid="00240430" style:font-style-asian="normal" style:font-style-complex="normal"/>
    </style:style>
    <style:style style:name="T15" style:family="text">
      <style:text-properties fo:font-style="normal" fo:font-weight="normal" officeooo:rsid="001ece5c" style:font-style-asian="normal" style:font-weight-asian="normal" style:font-style-complex="normal" style:font-weight-complex="normal"/>
    </style:style>
    <style:style style:name="T16" style:family="text">
      <style:text-properties fo:font-style="normal" fo:font-weight="normal" officeooo:rsid="00222b36" style:font-style-asian="normal" style:font-weight-asian="normal" style:font-style-complex="normal" style:font-weight-complex="normal"/>
    </style:style>
    <style:style style:name="T17" style:family="text">
      <style:text-properties fo:font-style="normal" fo:font-weight="normal" officeooo:rsid="00240430" style:font-style-asian="normal" style:font-weight-asian="normal" style:font-style-complex="normal" style:font-weight-complex="normal"/>
    </style:style>
    <style:style style:name="T18" style:family="text">
      <style:text-properties officeooo:rsid="0028137b"/>
    </style:style>
    <style:style style:name="T19" style:family="text">
      <style:text-properties officeooo:rsid="0028fb98"/>
    </style:style>
    <style:style style:name="T20" style:family="text">
      <style:text-properties officeooo:rsid="002a177c"/>
    </style:style>
    <style:style style:name="T21" style:family="text">
      <style:text-properties officeooo:rsid="002ab211"/>
    </style:style>
    <style:style style:name="T22" style:family="text">
      <style:text-properties officeooo:rsid="002b96c5"/>
    </style:style>
    <style:style style:name="T23" style:family="text">
      <style:text-properties officeooo:rsid="002c5bfa"/>
    </style:style>
    <style:style style:name="T24" style:family="text">
      <style:text-properties officeooo:rsid="002d37ef"/>
    </style:style>
    <style:style style:name="T25" style:family="text">
      <style:text-properties officeooo:rsid="002e1ee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5">List of Methods and Parameters for</text:p>
      <text:p text:style-name="P15">Interacting with Mogu Objects</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105_374825943" text:style-name="Index_20_Link" text:visited-style-name="Index_20_Link">1.0 Introduction<text:tab/>1</text:a></text:p>
          <text:p text:style-name="P12"><text:a xlink:type="simple" xlink:href="#__RefHeading__119_374825943" text:style-name="Index_20_Link" text:visited-style-name="Index_20_Link">1.1 Conventions Used in this Document<text:tab/>1</text:a></text:p>
          <text:p text:style-name="P12"><text:a xlink:type="simple" xlink:href="#__RefHeading__127_374825943" text:style-name="Index_20_Link" text:visited-style-name="Index_20_Link">1.2 The NodeValue object<text:tab/>2</text:a></text:p>
          <text:p text:style-name="P11"><text:a xlink:type="simple" xlink:href="#__RefHeading__107_374825943" text:style-name="Index_20_Link" text:visited-style-name="Index_20_Link">2.0 Rendered Widget Interaction<text:tab/>2</text:a></text:p>
          <text:p text:style-name="P12"><text:a xlink:type="simple" xlink:href="#__RefHeading__129_374825943" text:style-name="Index_20_Link" text:visited-style-name="Index_20_Link">2.1 Widget Representation <text:tab/>2</text:a></text:p>
          <text:p text:style-name="P12"><text:a xlink:type="simple" xlink:href="#__RefHeading__131_374825943" text:style-name="Index_20_Link" text:visited-style-name="Index_20_Link">2.2 Widgets in Mogu Commands<text:tab/>3</text:a></text:p>
          <text:p text:style-name="P14"><text:a xlink:type="simple" xlink:href="#__RefHeading__133_374825943" text:style-name="Index_20_Link" text:visited-style-name="Index_20_Link">2.2.1 Set<text:tab/>3</text:a></text:p>
          <text:p text:style-name="P14"><text:a xlink:type="simple" xlink:href="#__RefHeading__135_374825943" text:style-name="Index_20_Link" text:visited-style-name="Index_20_Link">2.2.2 Clear<text:tab/>4</text:a></text:p>
          <text:p text:style-name="P14"><text:a xlink:type="simple" xlink:href="#__RefHeading__137_374825943" text:style-name="Index_20_Link" text:visited-style-name="Index_20_Link">2.2.3 Increment &amp; Decrement<text:tab/>4</text:a></text:p>
          <text:p text:style-name="P14"><text:a xlink:type="simple" xlink:href="#__RefHeading__139_374825943" text:style-name="Index_20_Link" text:visited-style-name="Index_20_Link">2.2.4 Test<text:tab/>4</text:a></text:p>
          <text:p text:style-name="P14"><text:a xlink:type="simple" xlink:href="#__RefHeading__123_374825943" text:style-name="Index_20_Link" text:visited-style-name="Index_20_Link">2.2.5 Reload<text:tab/>5</text:a></text:p>
          <text:p text:style-name="P14"><text:a xlink:type="simple" xlink:href="#__RefHeading__141_374825943" text:style-name="Index_20_Link" text:visited-style-name="Index_20_Link">2.2.6 Append<text:tab/>5</text:a></text:p>
          <text:p text:style-name="P14"><text:a xlink:type="simple" xlink:href="#__RefHeading__143_374825943" text:style-name="Index_20_Link" text:visited-style-name="Index_20_Link">2.2.7 Reset<text:tab/>5</text:a></text:p>
          <text:p text:style-name="P14"><text:a xlink:type="simple" xlink:href="#__RefHeading__145_374825943" text:style-name="Index_20_Link" text:visited-style-name="Index_20_Link">2.2.8 Remove<text:tab/>5</text:a></text:p>
          <text:p text:style-name="P12"><text:a xlink:type="simple" xlink:href="#__RefHeading__153_374825943" text:style-name="Index_20_Link" text:visited-style-name="Index_20_Link">2.3 The 'Own' | 'Self' Keyword<text:tab/>5</text:a></text:p>
          <text:p text:style-name="P11"><text:a xlink:type="simple" xlink:href="#__RefHeading__109_374825943" text:style-name="Index_20_Link" text:visited-style-name="Index_20_Link">3.0 Static Data Interaction<text:tab/>6</text:a></text:p>
          <text:p text:style-name="P14"><text:a xlink:type="simple" xlink:href="#__RefHeading__171_374825943" text:style-name="Index_20_Link" text:visited-style-name="Index_20_Link">3.0.1 Types of Data<text:tab/>6</text:a></text:p>
          <text:p text:style-name="P14"><text:a xlink:type="simple" xlink:href="#__RefHeading__173_374825943" text:style-name="Index_20_Link" text:visited-style-name="Index_20_Link">3.0.2 Reading Data<text:tab/>6</text:a></text:p>
          <text:p text:style-name="P12"><text:a xlink:type="simple" xlink:href="#__RefHeading__175_374825943" text:style-name="Index_20_Link" text:visited-style-name="Index_20_Link">3.1 Data in Mogu Commands<text:tab/>7</text:a></text:p>
          <text:p text:style-name="P14"><text:a xlink:type="simple" xlink:href="#__RefHeading__177_374825943" text:style-name="Index_20_Link" text:visited-style-name="Index_20_Link">3.1.1 Clear <text:tab/>7</text:a></text:p>
          <text:p text:style-name="P14"><text:a xlink:type="simple" xlink:href="#__RefHeading__179_374825943" text:style-name="Index_20_Link" text:visited-style-name="Index_20_Link">3.1.2 Increment &amp; Decrement<text:tab/>7</text:a></text:p>
          <text:p text:style-name="P14"><text:a xlink:type="simple" xlink:href="#__RefHeading__181_374825943" text:style-name="Index_20_Link" text:visited-style-name="Index_20_Link">3.1.3 Test<text:tab/>7</text:a></text:p>
          <text:p text:style-name="P14"><text:a xlink:type="simple" xlink:href="#__RefHeading__183_374825943" text:style-name="Index_20_Link" text:visited-style-name="Index_20_Link">3.1.4 Append<text:tab/>7</text:a></text:p>
          <text:p text:style-name="P14"><text:a xlink:type="simple" xlink:href="#__RefHeading__185_374825943" text:style-name="Index_20_Link" text:visited-style-name="Index_20_Link">3.1.5 Set<text:tab/>8</text:a></text:p>
          <text:p text:style-name="P11"><text:a xlink:type="simple" xlink:href="#__RefHeading__111_374825943" text:style-name="Index_20_Link" text:visited-style-name="Index_20_Link">4.0 User Data Interaction<text:tab/>8</text:a></text:p>
          <text:p text:style-name="P11"><text:a xlink:type="simple" xlink:href="#__RefHeading__113_374825943" text:style-name="Index_20_Link" text:visited-style-name="Index_20_Link">5.0 Group Data Interaction<text:tab/>8</text:a></text:p>
          <text:p text:style-name="P11"><text:a xlink:type="simple" xlink:href="#__RefHeading__115_374825943" text:style-name="Index_20_Link" text:visited-style-name="Index_20_Link">6.0 Slot Interaction<text:tab/>8</text:a></text:p>
          <text:p text:style-name="P11"><text:a xlink:type="simple" xlink:href="#__RefHeading__117_374825943" text:style-name="Index_20_Link" text:visited-style-name="Index_20_Link">7.0 Meta Interaction <text:tab/>8</text:a></text:p>
        </text:index-body>
      </text:table-of-content>
      <text:p text:style-name="P17"/>
      <text:p text:style-name="P18"><text:span text:style-name="T21"/></text:p>
      <text:h text:style-name="P47" text:outline-level="1"><text:bookmark-start text:name="__RefHeading__105_374825943"/>1.0 Introduction<text:bookmark-end text:name="__RefHeading__105_374825943"/></text:h>
      <text:p text:style-name="P17"/>
      <text:p text:style-name="P17">The following specification outlines the methods by which the Mogu command parsers may interact with an application instance. This list of methods shall comprise the API through which parsers perform these interactions. While not all methods may currently be implemented, their implementation is guaranteed in order that the parsers may continue to be developed.</text:p>
      <text:p text:style-name="P17"/>
      <text:h text:style-name="P75" text:outline-level="3"><text:span text:style-name="T21">1.</text:span><text:span text:style-name="T22">0.</text:span><text:span text:style-name="T21">1 Revision History</text:span></text:h>
      <table:table table:name="Table2" table:style-name="Table2">
        <table:table-column table:style-name="Table2.A"/>
        <table:table-column table:style-name="Table2.B"/>
        <table:table-row>
          <table:table-cell table:style-name="Table2.A1" office:value-type="string">
            <text:p text:style-name="P73"><text:span text:style-name="T21">3 April 2013</text:span></text:p>
          </table:table-cell>
          <table:table-cell table:style-name="Table2.B1" office:value-type="string">
            <text:p text:style-name="P73"><text:span text:style-name="T21">Update methods in sections 2 and 3. </text:span><text:span text:style-name="T23">(tat)</text:span></text:p>
          </table:table-cell>
        </table:table-row>
      </table:table>
      <text:p text:style-name="P18"><text:soft-page-break/><text:span text:style-name="T21"/></text:p>
      <text:h text:style-name="P48" text:outline-level="2"><text:bookmark-start text:name="__RefHeading__119_374825943"/>1.1 Conventions Used in this Document<text:bookmark-end text:name="__RefHeading__119_374825943"/></text:h>
      <text:p text:style-name="P2"><text:span text:style-name="T1">Because Mogu consists of a CLI and an Engine which operate independently of one another, and </text:span><text:span text:style-name="T1">applications are represented in different ways depending on the stage of the application's life cycle, it is important to denote these different representations. </text:span></text:p>
      <text:p text:style-name="P17"/>
      <text:p text:style-name="P17">{keyword} shall represent the textual representation of a reserved word in Mogu.</text:p>
      <text:p text:style-name="P17"/>
      <text:p text:style-name="P17">i{keyword} shall represent the keyword's integral representation, which is how it shall be represented within Mogu's runtime database. </text:p>
      <text:p text:style-name="P17"/>
      <text:p text:style-name="P17">Words in [brackets] shall represent optional syntax, and ellipses (…) shall represent optional repeats of the preceeding word. </text:p>
      <text:p text:style-name="P17"/>
      <text:p text:style-name="P17">For example, </text:p>
      <text:p text:style-name="P17"><text:tab/>{keyword} [argument, …]</text:p>
      <text:p text:style-name="P17">shall be taken to mean that a line of syntax requires the word 'keyword', followed by any number of optional arguments.</text:p>
      <text:p text:style-name="P17"/>
      <text:p text:style-name="P17">1.2 Conventions within Mogu Syntax</text:p>
      <text:p text:style-name="P17"/>
      <text:p text:style-name="P17">Mogu key space addresses have two delimiters that are consistently used. </text:p>
      <text:p text:style-name="P17">The '.' character shall delimit standard Mogu key addresses.</text:p>
      <text:p text:style-name="P17">The ':' character shall delimit user-provided key addresses. </text:p>
      <text:p text:style-name="P17"/>
      <text:p text:style-name="P17">An example is:</text:p>
      <text:p text:style-name="P17"><text:tab/>widgets.foo:bar:baz.events.i{trigger}</text:p>
      <text:p text:style-name="P17"/>
      <text:p text:style-name="P17">'widgets' is thus a Mogu standard address (in this instance, where all widget information is stored), followed by a user-provided widget name (colons represent parent:child relationships), and Mogu reserved meta data.</text:p>
      <text:p text:style-name="P17"/>
      <text:h text:style-name="P49" text:outline-level="2"><text:bookmark-start text:name="__RefHeading__127_374825943"/>1.2 The NodeValue object<text:bookmark-end text:name="__RefHeading__127_374825943"/></text:h>
      <text:p text:style-name="P19"/>
      <text:p text:style-name="P19">In order to more easily handle values of different types without relying heavily on templated code, Mogu utilizes a NodeValue class, which holds integers, strings, and floating-point decimals. It shall be the job of Mogu's internal logic to determine which type is valid for its current use. Where possible in this document, the expected set value type within a NodeValue object is given. </text:p>
      <text:h text:style-name="P47" text:outline-level="1"><text:bookmark-start text:name="__RefHeading__107_374825943"/>2.0 Rendered Widget Interaction<text:bookmark-end text:name="__RefHeading__107_374825943"/></text:h>
      <text:h text:style-name="P50" text:outline-level="2"><text:bookmark-start text:name="__RefHeading__129_374825943"/>2.1 Widget Representation <text:bookmark-end text:name="__RefHeading__129_374825943"/></text:h>
      <text:p text:style-name="P4"><text:span text:style-name="T1">While in the database, rendered widgets shall be represented by their fully-qualified key space, which will </text:span><text:span text:style-name="T2">be represented as follows:</text:span></text:p>
      <text:p text:style-name="P23"><text:soft-page-break/></text:p>
      <text:p text:style-name="P23"><text:tab/>widgets.(widget identifier)</text:p>
      <text:p text:style-name="P5"><text:span text:style-name="T2">Identifiers may not share the name of any reserved keyword, nor may they contain spaces or periods. Colons, underscores, ascii letters, and digits are all valid characters, but a number may not begin the </text:span><text:span text:style-name="T2">identifier. </text:span></text:p>
      <text:p text:style-name="P24"><text:tab/>Regex: /[a-zA-Z_:][a-zA-Z_:0-9]+/</text:p>
      <text:p text:style-name="P24"/>
      <text:p text:style-name="P24">Identifiers will not be quoted within the database.</text:p>
      <text:p text:style-name="P24"/>
      <table:table table:name="Table1" table:style-name="Table1">
        <table:table-column table:style-name="Table1.A"/>
        <table:table-column table:style-name="Table1.B"/>
        <table:table-row>
          <table:table-cell table:style-name="Table1.A1" office:value-type="string">
            <text:p text:style-name="P70">Example Widget Identifier</text:p>
          </table:table-cell>
          <table:table-cell table:style-name="Table1.B1" office:value-type="string">
            <text:p text:style-name="P70">Validity</text:p>
          </table:table-cell>
        </table:table-row>
        <table:table-row>
          <table:table-cell table:style-name="Table1.A2" office:value-type="string">
            <text:p text:style-name="P13">_<text:span text:style-name="T11">4widget</text:span></text:p>
          </table:table-cell>
          <table:table-cell table:style-name="Table1.B2" office:value-type="string">
            <text:p text:style-name="P71">VALID</text:p>
          </table:table-cell>
        </table:table-row>
        <table:table-row>
          <table:table-cell table:style-name="Table1.A2" office:value-type="string">
            <text:p text:style-name="P13">_<text:span text:style-name="T11">widget</text:span></text:p>
          </table:table-cell>
          <table:table-cell table:style-name="Table1.B2" office:value-type="string">
            <text:p text:style-name="P71">VALID</text:p>
          </table:table-cell>
        </table:table-row>
        <table:table-row>
          <table:table-cell table:style-name="Table1.A2" office:value-type="string">
            <text:p text:style-name="P13">“<text:span text:style-name="T11">mywidget”</text:span></text:p>
          </table:table-cell>
          <table:table-cell table:style-name="Table1.B2" office:value-type="string">
            <text:p text:style-name="P71">INVALID</text:p>
          </table:table-cell>
        </table:table-row>
        <table:table-row>
          <table:table-cell table:style-name="Table1.A2" office:value-type="string">
            <text:p text:style-name="P71">4widget</text:p>
          </table:table-cell>
          <table:table-cell table:style-name="Table1.B2" office:value-type="string">
            <text:p text:style-name="P71">INVALID</text:p>
          </table:table-cell>
        </table:table-row>
        <table:table-row>
          <table:table-cell table:style-name="Table1.A2" office:value-type="string">
            <text:p text:style-name="P71">some widget</text:p>
          </table:table-cell>
          <table:table-cell table:style-name="Table1.B2" office:value-type="string">
            <text:p text:style-name="P71">INVALID</text:p>
          </table:table-cell>
        </table:table-row>
        <table:table-row>
          <table:table-cell table:style-name="Table1.A2" office:value-type="string">
            <text:p text:style-name="P71">some:widget</text:p>
          </table:table-cell>
          <table:table-cell table:style-name="Table1.B2" office:value-type="string">
            <text:p text:style-name="P71">VALID</text:p>
          </table:table-cell>
        </table:table-row>
        <table:table-row>
          <table:table-cell table:style-name="Table1.A2" office:value-type="string">
            <text:p text:style-name="P71">somewidget</text:p>
          </table:table-cell>
          <table:table-cell table:style-name="Table1.B2" office:value-type="string">
            <text:p text:style-name="P71">VALID</text:p>
          </table:table-cell>
        </table:table-row>
        <table:table-row>
          <table:table-cell table:style-name="Table1.A2" office:value-type="string">
            <text:p text:style-name="P71">somewidget?</text:p>
          </table:table-cell>
          <table:table-cell table:style-name="Table1.B2" office:value-type="string">
            <text:p text:style-name="P71">INVALID</text:p>
          </table:table-cell>
        </table:table-row>
        <table:table-row>
          <table:table-cell table:style-name="Table1.A2" office:value-type="string">
            <text:p text:style-name="P71">widget4</text:p>
          </table:table-cell>
          <table:table-cell table:style-name="Table1.B2" office:value-type="string">
            <text:p text:style-name="P71">VALID</text:p>
          </table:table-cell>
        </table:table-row>
      </table:table>
      <text:p text:style-name="P24"/>
      <text:h text:style-name="P51" text:outline-level="2"><text:bookmark-start text:name="__RefHeading__131_374825943"/>2.2 Widgets in Mogu Commands<text:bookmark-end text:name="__RefHeading__131_374825943"/></text:h>
      <text:p text:style-name="P25">Within a Mogu command, a widget may be read from or written to. <text:s/>They shall be represented within a command as follows:</text:p>
      <text:p text:style-name="Code"><text:span text:style-name="T3"><text:tab/>i{widget} identifier [</text:span><text:span text:style-name="T4">i{</text:span><text:span text:style-name="T3">attribute</text:span><text:span text:style-name="T4">}</text:span><text:span text:style-name="T3">]</text:span></text:p>
      <text:p text:style-name="P26"/>
      <text:p text:style-name="P27">Widget objects may be retrieved from the Mogu instance by using:</text:p>
      <text:p text:style-name="P54"><text:tab/>Moldable* widget = app-&gt;registeredWidget(std::string identifier)</text:p>
      <text:p text:style-name="P29"/>
      <text:p text:style-name="P29">Pointers to registered widgets only exist if the widget is currently active on the user's screen (even if it is hidden). If the widget is no longer registered, the above method will return a NULL pointer. Widgets will no longer be registered once they are deallocated from memory. </text:p>
      <text:h text:style-name="P76" text:outline-level="3"><text:bookmark-start text:name="__RefHeading__133_374825943"/>2.2.1 Set<text:bookmark-end text:name="__RefHeading__133_374825943"/></text:h>
      <text:p text:style-name="P28">The 'set' command shall alter a widget's attribute. </text:p>
      <text:p text:style-name="Code"><text:span text:style-name="T4"><text:tab/></text:span><text:span text:style-name="T8">i{</text:span><text:span text:style-name="T4">set</text:span><text:span text:style-name="T8">}</text:span><text:span text:style-name="T4"> i{widget} identifier i{attribute} </text:span><text:span text:style-name="T8">i{</text:span><text:span text:style-name="T4">to</text:span><text:span text:style-name="T8">}</text:span><text:span text:style-name="T4"> value</text:span></text:p>
      <text:p text:style-name="P28"><text:soft-page-break/></text:p>
      <text:p text:style-name="P30">Once a valid pointer to a widget is obtained, an attribute may be set with the following method:</text:p>
      <text:p text:style-name="P55"><text:tab/>bool result = <text:s/>widget-&gt;setAttribute(i{attribute}, NodeValue&amp; value)</text:p>
      <text:p text:style-name="P30"/>
      <text:p text:style-name="P6"><text:span text:style-name="T5">The returned boolean will hold whether or not the value was successfully changed. </text:span><text:span text:style-name="T6">Of the currently known attributes, the following NodeValue fields are expected to be set:</text:span></text:p>
      <text:p text:style-name="P56">style <text:tab/>→ std::string</text:p>
      <text:p text:style-name="P56">text <text:tab/><text:tab/>→ std::string|int|float</text:p>
      <text:p text:style-name="P56">index <text:tab/>→ int</text:p>
      <text:p text:style-name="P56">hidden <text:tab/>→ (bool) int </text:p>
      <text:p text:style-name="P74"/>
      <text:h text:style-name="P77" text:outline-level="3"><text:bookmark-start text:name="__RefHeading__135_374825943"/>2.2.2 Clear<text:bookmark-end text:name="__RefHeading__135_374825943"/></text:h>
      <text:p text:style-name="P32">Syntax:</text:p>
      <text:p text:style-name="Code"><text:span text:style-name="T7"><text:tab/>c</text:span><text:span text:style-name="T6">lear i{widget} identifier</text:span></text:p>
      <text:p text:style-name="P33"/>
      <text:p text:style-name="P32">Method:</text:p>
      <text:p text:style-name="P57"><text:tab/>widget-&gt;clear();</text:p>
      <text:p text:style-name="P34"/>
      <text:p text:style-name="P32">Deletes all children of the widget.</text:p>
      <text:p text:style-name="P32"/>
      <text:h text:style-name="P81" text:outline-level="3"><text:bookmark-start text:name="__RefHeading__137_374825943"/>2.2.3 Increment &amp; Decrement<text:bookmark-end text:name="__RefHeading__137_374825943"/></text:h>
      <text:p text:style-name="P32">Syntax:</text:p>
      <text:p text:style-name="P57"><text:tab/>i{increment|decrement} i{widget} identifier i{index} [int]</text:p>
      <text:p text:style-name="P31"/>
      <text:p text:style-name="P32">Valid only on stacked widgets. Increments or decrements the widget's current index. If an [int] is provided as an argument, the index will be incremented/decremented by that amount (or until the end/beginning of the stack is reached).</text:p>
      <text:p text:style-name="P32"/>
      <text:p text:style-name="P32">Methods:</text:p>
      <text:p text:style-name="P57"><text:tab/>widget-&gt;increment(int byAmount=1) <text:span text:style-name="T24">| widget-&gt;increment(NodeValue&amp; val);</text:span></text:p>
      <text:p text:style-name="P57"><text:tab/>widget-&gt;decrement(int byAmount=1) <text:span text:style-name="T24">| widget-&gt;decrement(NodeValue&amp; val);</text:span></text:p>
      <text:p text:style-name="P32"/>
      <text:h text:style-name="P82" text:outline-level="3"><text:bookmark-start text:name="__RefHeading__139_374825943"/>2.2.4 Test<text:bookmark-end text:name="__RefHeading__139_374825943"/></text:h>
      <text:p text:style-name="P35">Syntax: </text:p>
      <text:p text:style-name="P58"><text:tab/>i{test} i{widget} identifier i{attribute} i{at} value</text:p>
      <text:p text:style-name="P35"/>
      <text:p text:style-name="P35">Tests to see whether the value of the attribute matches 'value'. If so, the widget's 'success' signal will be <text:soft-page-break/>emitted, otherwise the widget's 'fail' signal will be emitted.</text:p>
      <text:p text:style-name="P35"/>
      <text:p text:style-name="P35">Methods:</text:p>
      <text:p text:style-name="P58"><text:tab/>widget-&gt;getAttribute(i{attribute}, <text:span text:style-name="T25">NodeValue&amp; val</text:span>) == value</text:p>
      <text:h text:style-name="P78" text:outline-level="3"><text:bookmark-start text:name="__RefHeading__123_374825943"/>2.2.5 Reload<text:bookmark-end text:name="__RefHeading__123_374825943"/></text:h>
      <text:p text:style-name="P35">Syntax:</text:p>
      <text:p text:style-name="P58"><text:tab/>i{reload} i{widget} identifier </text:p>
      <text:p text:style-name="P35"/>
      <text:p text:style-name="P35">Accepts no other arguments. Deletes the widget and loads it from the database as if for the first time that session. If there are conditional elements to the widget's load process (based perhaps on a user's login status), those conditionals will be re-tested. </text:p>
      <text:p text:style-name="P35">Method:</text:p>
      <text:p text:style-name="P58"><text:tab/>widget-&gt;reload();</text:p>
      <text:p text:style-name="P35"/>
      <text:h text:style-name="P78" text:outline-level="3"><text:bookmark-start text:name="__RefHeading__141_374825943"/>2.2.6 Append<text:bookmark-end text:name="__RefHeading__141_374825943"/></text:h>
      <text:p text:style-name="P59"><text:tab/>i{append} i{widget} identifier i{to} i{widget} identifier [i{attribute}]</text:p>
      <text:p text:style-name="P34"/>
      <text:p text:style-name="P36">Loads one widget as a child of another widget. </text:p>
      <text:p text:style-name="P36">Method:</text:p>
      <text:p text:style-name="P59">widget-&gt;addChild(<text:span text:style-name="T20">app-&gt;getFactory().createMoldableWidet(identifier)</text:span><text:span text:style-name="T18">);</text:span></text:p>
      <text:p text:style-name="P36"/>
      <text:h text:style-name="P79" text:outline-level="3"><text:bookmark-start text:name="__RefHeading__143_374825943"/>2.2.7 Reset<text:bookmark-end text:name="__RefHeading__143_374825943"/></text:h>
      <text:p text:style-name="P37">Syntax:</text:p>
      <text:p text:style-name="P60"><text:tab/>i{reset} i{widget} identifier</text:p>
      <text:p text:style-name="P37"/>
      <text:p text:style-name="P7"><text:span text:style-name="T9">Sets the widget's values to their default status (listed in the database), but does not reload the widget and its children (see </text:span><text:span text:style-name="T9"><text:bookmark-ref text:reference-format="text" text:ref-name="__RefHeading__123_374825943">2.2.5 Reload</text:bookmark-ref></text:span><text:span text:style-name="T9">).</text:span></text:p>
      <text:p text:style-name="P60"><text:tab/>widget-&gt;reset();</text:p>
      <text:h text:style-name="P80" text:outline-level="3"><text:bookmark-start text:name="__RefHeading__145_374825943"/>2.2.8 Remove<text:bookmark-end text:name="__RefHeading__145_374825943"/></text:h>
      <text:p text:style-name="P38">Syntax:</text:p>
      <text:p text:style-name="P61"><text:tab/>i{remove} i{widget} identifier </text:p>
      <text:p text:style-name="P38">Removes the widget and all of its children from the instance tree. Note that this method is invoked upon the application instance, not the widget.</text:p>
      <text:p text:style-name="P38"/>
      <text:p text:style-name="P61"><text:soft-page-break/><text:tab/>app-&gt;removeWidget(std::string identifier)</text:p>
      <text:p text:style-name="P38"/>
      <text:h text:style-name="P52" text:outline-level="2"><text:bookmark-start text:name="__RefHeading__153_374825943"/>2.3 The 'Own' | 'Self' Keyword<text:bookmark-end text:name="__RefHeading__153_374825943"/></text:h>
      <text:p text:style-name="P39">In all of the above cases, the syntax</text:p>
      <text:p text:style-name="P62"><text:tab/>i{widget} identifier</text:p>
      <text:p text:style-name="P39">may be replaced with </text:p>
      <text:p text:style-name="P62"><text:tab/>i{own|self}</text:p>
      <text:p text:style-name="P39">This special keyword reflects a widget's ability to change its own state. </text:p>
      <text:p text:style-name="P39">For instance: </text:p>
      <text:p text:style-name="P62"><text:tab/>i{set} i{own|self} i{attribute} to value</text:p>
      <text:p text:style-name="P39"/>
      <text:h text:style-name="P47" text:outline-level="1"><text:bookmark-start text:name="__RefHeading__109_374825943"/>3.0 Static Data Interaction<text:bookmark-end text:name="__RefHeading__109_374825943"/></text:h>
      <text:p text:style-name="P3"><text:span text:style-name="T10">Within a Mogu application, the 'data' key space houses static data that is globally available application-wide. Typically this is only used for </text:span><text:span text:style-name="T12">reading</text:span><text:span text:style-name="T15"> values, however it is perfectly permissible to write this data as well, as long as it is known that any changes will be for the entire application, not the specific instance or user currently in session. </text:span></text:p>
      <text:p text:style-name="P20"/>
      <text:p text:style-name="P9"><text:span text:style-name="T17">For assistance with assembling Redis queries, please see the documention at </text:span><text:a xlink:type="simple" xlink:href="http://www.redis.io/"><text:span text:style-name="T17">http://www.redis.io</text:span></text:a><text:span text:style-name="T17"> and at </text:span><text:a xlink:type="simple" xlink:href="http://www.github.com/redis/hiredis"><text:span text:style-name="T17">http://www.github.com/redis/hiredis</text:span></text:a></text:p>
      <text:h text:style-name="P83" text:outline-level="3"><text:bookmark-start text:name="__RefHeading__171_374825943"/>3.0.1 Types of Data<text:bookmark-end text:name="__RefHeading__171_374825943"/></text:h>
      <text:p text:style-name="P20"/>
      <text:p text:style-name="P20">Redis has different types of data available, and within Mogu they are used interchangeably. While this potentially means a 'type' lookup of each database node, there are some predictive conventions that can be used to speed up the query process.</text:p>
      <text:p text:style-name="P20"/>
      <text:h text:style-name="P83" text:outline-level="3"><text:bookmark-start text:name="__RefHeading__173_374825943"/>3.0.2 Reading Data<text:bookmark-end text:name="__RefHeading__173_374825943"/></text:h>
      <text:p text:style-name="P20"/>
      <text:p text:style-name="P20">String nodes will always be read as follows:</text:p>
      <text:p text:style-name="P20"/>
      <text:p text:style-name="P63"><text:tab/>i{data} identifier</text:p>
      <text:p text:style-name="P20"/>
      <text:p text:style-name="P20">Values at list nodes will always be read as follows:</text:p>
      <text:p text:style-name="P20"/>
      <text:p text:style-name="P63"><text:tab/>i{data} identifier integer</text:p>
      <text:p text:style-name="P20"/>
      <text:p text:style-name="P20">where integer is the index of the data desired.</text:p>
      <text:p text:style-name="P20"/>
      <text:p text:style-name="P20">Values within hash nodes may be read in two ways:</text:p>
      <text:p text:style-name="P20"/>
      <text:p text:style-name="P63"><text:soft-page-break/><text:tab/>i{data} identifier integer</text:p>
      <text:p text:style-name="P63"><text:tab/>i{data} identifier string</text:p>
      <text:p text:style-name="P20"/>
      <text:p text:style-name="P3"><text:span text:style-name="T15">with the latter preferred, but both legal. The second argument is the name of the field that is to be looked up. </text:span><text:span text:style-name="T16">Therefore, the only time a 'type' lookup is required is when the pattern is </text:span></text:p>
      <text:p text:style-name="P64"><text:tab/>i{data} identifier integer</text:p>
      <text:p text:style-name="P21">to determine whether the node is a list node or a hash node. </text:p>
      <text:p text:style-name="P21"/>
      <text:h text:style-name="P53" text:outline-level="2"><text:bookmark-start text:name="__RefHeading__175_374825943"/>3.1 Data in Mogu Commands<text:bookmark-end text:name="__RefHeading__175_374825943"/></text:h>
      <text:p text:style-name="P40">Methods:</text:p>
      <text:p text:style-name="P66"><text:tab/>QuerySet querySet(const char* host=”localhost”, int port =6379);</text:p>
      <text:p text:style-name="P66"><text:tab/>querySet.appendQuery( [query...], const char* identifier, [args]);</text:p>
      <text:p text:style-name="P66"><text:tab/>querySet.execute();</text:p>
      <text:p text:style-name="P41"/>
      <text:h text:style-name="P84" text:outline-level="3"><text:bookmark-start text:name="__RefHeading__177_374825943"/>3.1.1 Clear <text:bookmark-end text:name="__RefHeading__177_374825943"/></text:h>
      <text:p text:style-name="P22"/>
      <text:p text:style-name="P22">Syntax:</text:p>
      <text:p text:style-name="P65"><text:tab/>i{clear} i{data} identifier [index|field]</text:p>
      <text:p text:style-name="P40">Removes the data from the database at the specified address. If the node is a hash or list node, but no index or field argument is provided, the entire list or hash node will be deleted.</text:p>
      <text:p text:style-name="P40"/>
      <text:p text:style-name="P40"/>
      <text:h text:style-name="P84" text:outline-level="3"><text:bookmark-start text:name="__RefHeading__179_374825943"/>3.1.2 Increment &amp; Decrement<text:bookmark-end text:name="__RefHeading__179_374825943"/></text:h>
      <text:p text:style-name="P40">Syntax:</text:p>
      <text:p text:style-name="P65"><text:tab/>i{increment|decrement} i{data} identifier [index|field]</text:p>
      <text:p text:style-name="P40">Increments the value stored at the specified address. If the address does not yet exist, it is incremented to '1'.</text:p>
      <text:p text:style-name="P40"/>
      <text:p text:style-name="P10"><text:span text:style-name="T14">NOTE</text:span><text:span text:style-name="T17">: Not all versions of Redis support the INCRBY/DECRBY commands, therefore it is advisable to set up a while loop if more than one incrementation or decrementation is requested.</text:span></text:p>
      <text:p text:style-name="P40">Methods:</text:p>
      <text:p text:style-name="P42"><text:span text:style-name="T18"/></text:p>
      <text:h text:style-name="P84" text:outline-level="3"><text:bookmark-start text:name="__RefHeading__181_374825943"/>3.1.3 Test<text:bookmark-end text:name="__RefHeading__181_374825943"/></text:h>
      <text:p text:style-name="P40">Syntax</text:p>
      <text:p text:style-name="P65"><text:tab/>i{test} i{data} identifier [index|field] at value</text:p>
      <text:p text:style-name="P40"/>
      <text:p text:style-name="P8"><text:span text:style-name="T17">Determines whether the value stored within the data address matches 'value'. If so, the calling </text:span><text:span text:style-name="T13">widget's</text:span><text:span text:style-name="T17"> </text:span><text:soft-page-break/><text:span text:style-name="T17">success signal is emitted, otherwise the calling </text:span><text:span text:style-name="T13">widget's</text:span><text:span text:style-name="T17"> failure signal is emitted. </text:span></text:p>
      <text:p text:style-name="P40"/>
      <text:h text:style-name="P85" text:outline-level="3"><text:bookmark-start text:name="__RefHeading__183_374825943"/>3.1.4 Append<text:bookmark-end text:name="__RefHeading__183_374825943"/></text:h>
      <text:p text:style-name="P44"/>
      <text:p text:style-name="P44">Syntax:</text:p>
      <text:p text:style-name="P67"><text:tab/>i{append} value i{to} i{data} identifier [index|field]</text:p>
      <text:p text:style-name="P45"/>
      <text:p text:style-name="P44">Depending on the type of the destination, appends the value to the data field. </text:p>
      <text:p text:style-name="P44">If the field is a string field, Redis' native 'APPEND command may be used. If the field is a list (and no index argument is provided), the value will be appended to the list using 'RPUSH'.</text:p>
      <text:p text:style-name="P44">If the node is a list or hash node and an index or field argument is provided, the value stored at that address will be looked up, and the input value will be appended to that value. </text:p>
      <text:p text:style-name="P44">Example:</text:p>
      <text:p text:style-name="P68"><text:tab/>QuerySet querySet();<text:line-break/><text:tab/>querySet.appendCommand('hget %s %s', identifier, field);<text:line-break/><text:tab/>std::string value = querySet.yieldResponse &lt;std::string&gt;();<text:line-break/><text:tab/>Value += newValue;<text:line-break/><text:tab/>querySet.appendCommand('hset %s %s %s', identifier, field, value);<text:line-break/><text:tab/>querySet.execute();<text:line-break/><text:tab/></text:p>
      <text:p text:style-name="P43"/>
      <text:h text:style-name="P86" text:outline-level="3"><text:bookmark-start text:name="__RefHeading__185_374825943"/>3.1.5 Set<text:bookmark-end text:name="__RefHeading__185_374825943"/></text:h>
      <text:p text:style-name="P46">Syntax:</text:p>
      <text:p text:style-name="P69"><text:tab/>i{set} i{data} identifier [index|field] i{to} value</text:p>
      <text:p text:style-name="P43"/>
      <text:p text:style-name="P46">Alters (or creates) the value of a node in the database. </text:p>
      <text:h text:style-name="P47" text:outline-level="1"><text:bookmark-start text:name="__RefHeading__111_374825943"/>4.0 User Data Interaction<text:bookmark-end text:name="__RefHeading__111_374825943"/></text:h>
      <text:p text:style-name="P17"/>
      <text:h text:style-name="P47" text:outline-level="1"><text:bookmark-start text:name="__RefHeading__113_374825943"/>5.0 Group Data Interaction<text:bookmark-end text:name="__RefHeading__113_374825943"/></text:h>
      <text:p text:style-name="P17"/>
      <text:h text:style-name="P47" text:outline-level="1"><text:bookmark-start text:name="__RefHeading__115_374825943"/>6.0 Slot Interaction<text:bookmark-end text:name="__RefHeading__115_374825943"/></text:h>
      <text:p text:style-name="P17"/>
      <text:h text:style-name="P47" text:outline-level="1"><text:bookmark-start text:name="__RefHeading__117_374825943"/>7.0 Meta Interaction <text:bookmark-end text:name="__RefHeading__117_37482594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roid Sans Mono" svg:font-family="'Droid Sans Mono'" style:font-adornments="Regular" style:font-family-generic="swiss"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de" style:family="paragraph" style:next-style-name="Text_20_body" style:master-page-name="">
      <style:paragraph-properties style:page-number="auto" fo:background-color="#e6e6ff" fo:padding="0.0201in" fo:border="0.06pt solid #b3b3b3" style:shadow="none">
        <style:tab-stops/>
        <style:background-image/>
      </style:paragraph-properties>
      <style:text-properties style:font-name="Droid Sans Mono"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eta:initial-creator>
    <meta:creation-date>2013-03-29T08:16:56</meta:creation-date>
    <dc:date>2013-04-03T10:28:21</dc:date>
    <dc:creator>Tom </dc:creator>
    <meta:editing-duration>PT2H15M35S</meta:editing-duration>
    <meta:editing-cycles>32</meta:editing-cycles>
    <meta:generator>LibreOffice/3.6$Linux_X86_64 LibreOffice_project/360m1$Build-2</meta:generator>
    <meta:document-statistic meta:table-count="2" meta:image-count="0" meta:object-count="0" meta:page-count="8" meta:paragraph-count="196" meta:word-count="1554" meta:character-count="10232" meta:non-whitespace-character-count="8789"/>
  </office:meta>
</office:document-meta>
</file>